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fce15" officeooo:paragraph-rsid="001fce15"/>
    </style:style>
    <style:style style:name="P2" style:family="paragraph" style:parent-style-name="Text_20_body">
      <style:text-properties officeooo:rsid="001fce15" officeooo:paragraph-rsid="001fc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oby Chen</text:h>
      <text:p text:style-name="P2">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 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 ateharthathaeh earErWGE WG EWRG ERG AEG AGAER GAERG g aergaerg aerg aer g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3:03:12.435265725</meta:creation-date>
    <dc:date>2025-08-24T13:04:46.919563555</dc:date>
    <meta:editing-duration>PT1M35S</meta:editing-duration>
    <meta:editing-cycles>1</meta:editing-cycles>
    <meta:document-statistic meta:table-count="0" meta:image-count="0" meta:object-count="0" meta:page-count="1" meta:paragraph-count="2" meta:word-count="545" meta:character-count="3158" meta:non-whitespace-character-count="2615"/>
    <meta:generator>LibreOffice/25.8.0.4$Linux_X86_64 LibreOffice_project/580$Build-4</meta:generator>
  </office:meta>
</office:document-meta>
</file>